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23.7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4cm"/>
    </style:style>
    <style:style style:name="co4" style:family="table-column">
      <style:table-column-properties fo:break-before="auto" style:column-width="2.836cm"/>
    </style:style>
    <style:style style:name="co5" style:family="table-column">
      <style:table-column-properties fo:break-before="auto" style:column-width="24.278cm"/>
    </style:style>
    <style:style style:name="co6" style:family="table-column">
      <style:table-column-properties fo:break-before="auto" style:column-width="5.461cm"/>
    </style:style>
    <style:style style:name="co7" style:family="table-column">
      <style:table-column-properties fo:break-before="auto" style:column-width="6.092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13.82cm"/>
    </style:style>
    <style:style style:name="co10" style:family="table-column">
      <style:table-column-properties fo:break-before="auto" style:column-width="5.211cm"/>
    </style:style>
    <style:style style:name="co11" style:family="table-column">
      <style:table-column-properties fo:break-before="auto" style:column-width="30.93cm"/>
    </style:style>
    <style:style style:name="co12" style:family="table-column">
      <style:table-column-properties fo:break-before="auto" style:column-width="8.534cm"/>
    </style:style>
    <style:style style:name="co13" style:family="table-column">
      <style:table-column-properties fo:break-before="auto" style:column-width="17.002cm"/>
    </style:style>
    <style:style style:name="co14" style:family="table-column">
      <style:table-column-properties fo:break-before="auto" style:column-width="5.345cm"/>
    </style:style>
    <style:style style:name="co15" style:family="table-column">
      <style:table-column-properties fo:break-before="auto" style:column-width="7.121cm"/>
    </style:style>
    <style:style style:name="co16" style:family="table-column">
      <style:table-column-properties fo:break-before="auto" style:column-width="5.711cm"/>
    </style:style>
    <style:style style:name="co17" style:family="table-column">
      <style:table-column-properties fo:break-before="auto" style:column-width="22.269cm"/>
    </style:style>
    <style:style style:name="co18" style:family="table-column">
      <style:table-column-properties fo:break-before="auto" style:column-width="5.673cm"/>
    </style:style>
    <style:style style:name="co19" style:family="table-column">
      <style:table-column-properties fo:break-before="auto" style:column-width="6.562cm"/>
    </style:style>
    <style:style style:name="co20" style:family="table-column">
      <style:table-column-properties fo:break-before="auto" style:column-width="5.519cm"/>
    </style:style>
    <style:style style:name="co21" style:family="table-column">
      <style:table-column-properties fo:break-before="auto" style:column-width="15.002cm"/>
    </style:style>
    <style:style style:name="co22" style:family="table-column">
      <style:table-column-properties fo:break-before="auto" style:column-width="5.364cm"/>
    </style:style>
    <style:style style:name="co23" style:family="table-column">
      <style:table-column-properties fo:break-before="auto" style:column-width="6.29cm"/>
    </style:style>
    <style:style style:name="co24" style:family="table-column">
      <style:table-column-properties fo:break-before="auto" style:column-width="4.477cm"/>
    </style:style>
    <style:style style:name="co25" style:family="table-column">
      <style:table-column-properties fo:break-before="auto" style:column-width="10.151cm"/>
    </style:style>
    <style:style style:name="co26" style:family="table-column">
      <style:table-column-properties fo:break-before="auto" style:column-width="5.48cm"/>
    </style:style>
    <style:style style:name="co27" style:family="table-column">
      <style:table-column-properties fo:break-before="auto" style:column-width="11.582cm"/>
    </style:style>
    <style:style style:name="co28" style:family="table-column">
      <style:table-column-properties fo:break-before="auto" style:column-width="3.353cm"/>
    </style:style>
    <style:style style:name="co29" style:family="table-column">
      <style:table-column-properties fo:break-before="auto" style:column-width="3.141cm"/>
    </style:style>
    <style:style style:name="co30" style:family="table-column">
      <style:table-column-properties fo:break-before="auto" style:column-width="5.987cm"/>
    </style:style>
    <style:style style:name="co31" style:family="table-column">
      <style:table-column-properties fo:break-before="auto" style:column-width="3.036cm"/>
    </style:style>
    <style:style style:name="co32" style:family="table-column">
      <style:table-column-properties fo:break-before="auto" style:column-width="3.438cm"/>
    </style:style>
    <style:style style:name="co33" style:family="table-column">
      <style:table-column-properties fo:break-before="auto" style:column-width="6.79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4.386cm" fo:break-before="auto" style:use-optimal-row-height="false"/>
    </style:style>
    <style:style style:name="ro3" style:family="table-row">
      <style:table-row-properties style:row-height="15.556cm" fo:break-before="auto" style:use-optimal-row-height="true"/>
    </style:style>
    <style:style style:name="ro4" style:family="table-row">
      <style:table-row-properties style:row-height="9.456cm" fo:break-before="auto" style:use-optimal-row-height="true"/>
    </style:style>
    <style:style style:name="ro5" style:family="table-row">
      <style:table-row-properties style:row-height="7.098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984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6.659cm" fo:break-before="auto" style:use-optimal-row-height="false"/>
    </style:style>
    <style:style style:name="ro12" style:family="table-row">
      <style:table-row-properties style:row-height="3.438cm" fo:break-before="auto" style:use-optimal-row-height="true"/>
    </style:style>
    <style:style style:name="ro13" style:family="table-row">
      <style:table-row-properties style:row-height="1.584cm" fo:break-before="auto" style:use-optimal-row-height="true"/>
    </style:style>
    <style:style style:name="ro14" style:family="table-row">
      <style:table-row-properties style:row-height="2.295cm" fo:break-before="auto" style:use-optimal-row-height="true"/>
    </style:style>
    <style:style style:name="ro15" style:family="table-row">
      <style:table-row-properties style:row-height="4.694cm" fo:break-before="auto" style:use-optimal-row-height="true"/>
    </style:style>
    <style:style style:name="ro16" style:family="table-row">
      <style:table-row-properties style:row-height="4.983cm" fo:break-before="auto" style:use-optimal-row-height="true"/>
    </style:style>
    <style:style style:name="ro17" style:family="table-row">
      <style:table-row-properties style:row-height="1.445cm" fo:break-before="auto" style:use-optimal-row-height="true"/>
    </style:style>
    <style:style style:name="ro18" style:family="table-row">
      <style:table-row-properties style:row-height="0.893cm" fo:break-before="auto" style:use-optimal-row-height="true"/>
    </style:style>
    <style:style style:name="ro19" style:family="table-row">
      <style:table-row-properties style:row-height="2.995cm" fo:break-before="auto" style:use-optimal-row-height="true"/>
    </style:style>
    <style:style style:name="ro20" style:family="table-row">
      <style:table-row-properties style:row-height="1.887cm" fo:break-before="auto" style:use-optimal-row-height="false"/>
    </style:style>
    <style:style style:name="ro21" style:family="table-row">
      <style:table-row-properties style:row-height="2.588cm" fo:break-before="auto" style:use-optimal-row-height="true"/>
    </style:style>
    <style:style style:name="ro22" style:family="table-row">
      <style:table-row-properties style:row-height="4.288cm" fo:break-before="auto" style:use-optimal-row-height="true"/>
    </style:style>
    <style:style style:name="ro23" style:family="table-row">
      <style:table-row-properties style:row-height="0.827cm" fo:break-before="auto" style:use-optimal-row-height="false"/>
    </style:style>
    <style:style style:name="ro24" style:family="table-row">
      <style:table-row-properties style:row-height="12.815cm" fo:break-before="auto" style:use-optimal-row-height="true"/>
    </style:style>
    <style:style style:name="ro25" style:family="table-row">
      <style:table-row-properties style:row-height="3.0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3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34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36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37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38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39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40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41" style:family="table-cell" style:parent-style-name="Default">
      <style:text-properties fo:font-size="18pt" style:font-name-asian="微軟正黑體" style:font-size-asian="18pt" style:font-size-complex="18pt"/>
    </style:style>
    <style:style style:name="ce42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13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55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56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57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58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59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T1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fo:color="#ff0000"/>
    </style:style>
    <style:style style:name="T5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7" style:family="text">
      <style:text-properties fo:color="#000000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" style:family="text">
      <style:text-properties fo:color="#008000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1" style:family="text">
      <style:text-properties fo:color="#c9211e"/>
    </style:style>
    <style:style style:name="T12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3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17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00.檔案基本格式" table:style-name="ta1">
        <table:table-column table:style-name="co1" table:default-cell-style-name="ce32"/>
        <table:table-column table:style-name="co2" table:number-columns-repeated="16383" table:default-cell-style-name="ce32"/>
        <table:table-row table:style-name="ro1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2">
          <table:table-cell table:style-name="ce33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3">
          <table:table-cell table:style-name="ce33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4">
          <table:table-cell table:style-name="ce33" office:value-type="string" calcext:value-type="string">
            <text:p>元件基本參數 JSON </text:p>
            <text:p><text:span text:style-name="T1">,</text:span></text:p>
            <text:p><text:tab/><text:tab/><text:span text:style-name="T1">{</text:span></text:p>
            <text:p><text:tab/><text:tab/><text:tab/><text:span text:style-name="T1">"ElementType":"",</text:span></text:p>
            <text:p><text:tab/><text:tab/><text:tab/><text:span text:style-name="T1">"X":0,</text:span></text:p>
            <text:p><text:tab/><text:tab/><text:tab/><text:span text:style-name="T1">"Y":0,</text:span></text:p>
            <text:p><text:tab/><text:tab/><text:tab/><text:span text:style-name="T1">"X_Alignment":"X",</text:span></text:p>
            <text:p><text:tab/><text:tab/><text:tab/><text:span text:style-name="T1">"Y_Alignment":"Increment",</text:span></text:p>
            <text:p><text:tab/><text:tab/><text:tab/><text:span text:style-name="T1">"Width":-1,</text:span></text:p>
            <text:p><text:tab/><text:tab/><text:tab/><text:span text:style-name="T1">"Height":-1,</text:span></text:p>
            <text:p><text:tab/><text:tab/><text:tab/><text:span text:style-name="T1">"Content":"",</text:span></text:p>
            <text:p><text:tab/><text:tab/><text:span text:style-name="T1">}</text:span></text:p>
            <text:p/>
          </table:table-cell>
          <table:table-cell table:number-columns-repeated="16383"/>
        </table:table-row>
        <table:table-row table:style-name="ro5">
          <table:table-cell table:style-name="ce33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1" table:number-rows-repeated="1048570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01.元件基礎參數" table:style-name="ta1"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/>
        </table:table-row>
        <table:table-row table:style-name="ro7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放置在頁面的座標X (pixel)</text:p>
          </table:table-cell>
          <table:table-cell table:style-name="ce32" office:value-type="float" office:value="4" calcext:value-type="float">
            <text:p>4</text:p>
          </table:table-cell>
          <table:table-cell/>
        </table:table-row>
        <table:table-row table:style-name="ro8">
          <table:table-cell office:value-type="string" calcext:value-type="string">
            <text:p>Y</text:p>
          </table:table-cell>
          <table:table-cell table:style-name="ce34" office:value-type="string" calcext:value-type="string">
            <text:p>double</text:p>
          </table:table-cell>
          <table:table-cell table:style-name="ce33" office:value-type="string" calcext:value-type="string">
            <text:p>放置在頁面的座標Y (pixel)</text:p>
          </table:table-cell>
          <table:table-cell table:style-name="ce32" office:value-type="float" office:value="5" calcext:value-type="float">
            <text:p>5</text:p>
          </table:table-cell>
          <table:table-cell/>
        </table:table-row>
        <table:table-row table:style-name="ro9">
          <table:table-cell office:value-type="string" calcext:value-type="string">
            <text:p>Width</text:p>
          </table:table-cell>
          <table:table-cell table:style-name="ce34" office:value-type="string" calcext:value-type="string">
            <text:p>double</text:p>
          </table:table-cell>
          <table:table-cell table:style-name="ce33" office:value-type="string" calcext:value-type="string">
            <text:p>元件寬度 (pixel)</text:p>
            <text:p><text:span text:style-name="T2">     </text:span><text:span text:style-name="T3">-1 (*) : 不確定</text:span></text:p>
          </table:table-cell>
          <table:table-cell table:style-name="ce32" office:value-type="float" office:value="6" calcext:value-type="float">
            <text:p>6</text:p>
          </table:table-cell>
          <table:table-cell/>
        </table:table-row>
        <table:table-row table:style-name="ro9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元件高度 (pixel)</text:p>
            <text:p>     <text:span text:style-name="T4">-1 (*) : 不確定</text:span></text:p>
          </table:table-cell>
          <table:table-cell table:style-name="ce32" office:value-type="float" office:value="7" calcext:value-type="float">
            <text:p>7</text:p>
          </table:table-cell>
          <table:table-cell/>
        </table:table-row>
        <table:table-row table:style-name="ro10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5">變數名稱對應資料集 </text:span><text:span text:style-name="T6">~ 正則表達式分析</text:span></text:p>
            <text:p><text:span text:style-name="T1">EX: "{$Name};{$Age}" </text:span></text:p>
            <text:p><text:span text:style-name="T1">"{$Name}" </text:span></text:p>
          </table:table-cell>
          <table:table-cell table:style-name="ce32" office:value-type="float" office:value="8" calcext:value-type="float">
            <text:p>8</text:p>
          </table:table-cell>
          <table:table-cell/>
        </table:table-row>
        <table:table-row table:style-name="ro11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元件類型:</text:p>
            <text:p>01.Page</text:p>
            <text:p><text:span text:style-name="T7">02.Text</text:span></text:p>
            <text:p><text:span text:style-name="T7">03.QrCode</text:span></text:p>
            <text:p><text:span text:style-name="T7">04.BarCode</text:span></text:p>
            <text:p><text:span text:style-name="T7">05.Image</text:span></text:p>
            <text:p><text:span text:style-name="T7">06.Table</text:span></text:p>
            <text:p><text:span text:style-name="T2">07.Block</text:span></text:p>
            <text:p><text:span text:style-name="T2">08.Rows</text:span></text:p>
          </table:table-cell>
          <table:table-cell table:style-name="ce32" office:value-type="float" office:value="3" calcext:value-type="float">
            <text:p>3</text:p>
          </table:table-cell>
          <table:table-cell/>
        </table:table-row>
        <table:table-row table:style-name="ro12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元件X軸定位方式:</text:p>
            <text:p><text:span text:style-name="T1">X(*)              </text:span><text:span text:style-name="T8">[讀取目前元件X值]</text:span></text:p>
            <text:p><text:span text:style-name="T1">Right            </text:span><text:span text:style-name="T8">[靠右]</text:span></text:p>
            <text:p><text:span text:style-name="T1">Center          </text:span><text:span text:style-name="T8">[置中]</text:span></text:p>
          </table:table-cell>
          <table:table-cell table:style-name="ce32" office:value-type="float" office:value="1" calcext:value-type="float">
            <text:p>1</text:p>
          </table:table-cell>
          <table:table-cell/>
        </table:table-row>
        <table:table-row table:style-name="ro12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元件Y軸定位方式:</text:p>
            <text:p><text:span text:style-name="T1">Y (*)                         </text:span><text:span text:style-name="T8">[讀取目前元件Y值]</text:span></text:p>
            <text:p><text:span text:style-name="T2">Increment : 遞增      </text:span><text:span text:style-name="T8"> [垂直排列 ~ 目前Y = 前一元件的Y + 前一元件的Height + 1</text:span><text:span text:style-name="T9">]</text:span></text:p>
            <text:p><text:span text:style-name="T2">Element : 前一元件  </text:span><text:span text:style-name="T8">[橫向排列 ~ 目前Y = </text:span><text:span text:style-name="T10">前一個元件Y]</text:span></text:p>
          </table:table-cell>
          <table:table-cell table:style-name="ce3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36" office:value-type="string" calcext:value-type="string">
            <text:p>元件顯示順序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string" calcext:value-type="string">
            <text:p>排序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age" table:style-name="ta1"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ce41" office:value-type="string" calcext:value-type="string">
            <text:p>其他資訊</text:p>
          </table:table-cell>
        </table:table-row>
        <table:table-row table:style-name="ro13">
          <table:table-cell table:style-name="ce38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40" office:value-type="string" calcext:value-type="string">
            <text:p>紙張間距(貼紙)</text:p>
            <text:p>0 (*)</text:p>
          </table:table-cell>
          <table:table-cell table:style-name="ce41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1" office:value-type="float" office:value="16" calcext:value-type="float">
            <text:p>16</text:p>
          </table:table-cell>
          <table:table-cell/>
        </table:table-row>
        <table:table-row table:style-name="ro14">
          <table:table-cell table:style-name="ce38"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41" office:value-type="float" office:value="13" calcext:value-type="float">
            <text:p>13</text:p>
          </table:table-cell>
          <table:table-cell/>
        </table:table-row>
        <table:table-row table:style-name="ro15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3" office:value-type="string" calcext:value-type="string">
            <text:p>不同印表機繪圖指令縮放比例</text:p>
            <text:p>1 (*)  <text:span text:style-name="T11">203dpi</text:span></text:p>
          </table:table-cell>
          <table:table-cell table:style-name="ce41" office:value-type="float" office:value="14" calcext:value-type="float">
            <text:p>14</text:p>
          </table:table-cell>
          <table:table-cell table:style-name="ce33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16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1" office:value-type="float" office:value="15" calcext:value-type="float">
            <text:p>15</text:p>
          </table:table-cell>
          <table:table-cell table:style-name="ce42" office:value-type="string" calcext:value-type="string">
            <text:p><text:span text:style-name="T2">四倍字 : </text:span><text:span text:style-name="T12">new Font("新細明體",40) ; </text:span><text:span text:style-name="T13">Height =13mm</text:span></text:p>
            <text:p><text:span text:style-name="T2">雙倍字</text:span><text:span text:style-name="T14"> : </text:span><text:span text:style-name="T15">new Font("新細明體",28) ; </text:span><text:span text:style-name="T16">Height =11mm</text:span></text:p>
            <text:p><text:span text:style-name="T2">單倍字 : </text:span><text:span text:style-name="T12">new Font("新細明體", 13) ; </text:span><text:span text:style-name="T13">Height =5mm</text:span></text:p>
            <text:p><text:span text:style-name="T2">一般字 : </text:span><text:span text:style-name="T12">new Font("新細明體", 9) ; </text:span></text:p>
            <text:p>---------------------------------------------------</text:p>
            <text:p><text:span text:style-name="T2">電子發票標題 : </text:span><text:span text:style-name="T12">new Font("新細明體", 16) ; </text:span><text:span text:style-name="T13">Height =6mm</text:span></text:p>
          </table:table-cell>
        </table:table-row>
        <table:table-row table:style-name="ro17">
          <table:table-cell table:style-name="ce38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Y</text:p>
            <text:p>N (*)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蜂鳴器<text:span text:style-name="T4"> (額外送ESC 指令) </text:span></text:p>
          </table:table-cell>
        </table:table-row>
        <table:table-row table:style-name="ro17">
          <table:table-cell table:style-name="ce38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Y</text:p>
            <text:p>N (*)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外接蜂鳴器<text:span text:style-name="T4"> (額外送ESC 指令)</text:span></text:p>
          </table:table-cell>
        </table:table-row>
        <table:table-row table:style-name="ro18">
          <table:table-cell table:style-name="ce38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<text:span text:style-name="T2">存放蜂鳴器</text:span>指令碼</text:p>
          </table:table-cell>
        </table:table-row>
        <table:table-row table:style-name="ro18">
          <table:table-cell table:style-name="ce38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 table:style-name="ce41" office:value-type="string" calcext:value-type="string">
            <text:p><text:span text:style-name="T2">存放外接</text:span>蜂鳴器指令碼</text:p>
          </table:table-cell>
        </table:table-row>
        <table:table-row table:style-name="ro17">
          <table:table-cell table:style-name="ce39" office:value-type="string" calcext:value-type="string">
            <text:p>PrintMode</text:p>
          </table:table-cell>
          <table:table-cell table:style-name="ce39" office:value-type="string" calcext:value-type="string">
            <text:p>String</text:p>
          </table:table-cell>
          <table:table-cell table:style-name="ce40" office:value-type="string" calcext:value-type="string">
            <text:p><text:span text:style-name="T2">""(*)</text:span></text:p>
            <text:p><text:span text:style-name="T1">"MultipleCut"</text:span>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string" calcext:value-type="string">
            <text:p>單一列印 / 一菜一切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xt" table:style-name="ta1">
        <table:table-column table:style-name="co12" table:default-cell-style-name="ce32"/>
        <table:table-column table:style-name="co8" table:default-cell-style-name="ce32"/>
        <table:table-column table:style-name="co13" table:default-cell-style-name="ce32"/>
        <table:table-column table:style-name="co14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1" office:value-type="string" calcext:value-type="string">
            <text:p>程式處理優先順序</text:p>
          </table:table-cell>
        </table:table-row>
        <table:table-row table:style-name="ro19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文字Y軸對其方式:</text:p>
            <text:p><text:span text:style-name="T2">Top (*)</text:span></text:p>
            <text:p>Down</text:p>
            <text:p><text:span text:style-name="T2">Center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9">
          <table:table-cell office:value-type="string" calcext:value-type="string">
            <text:p>HorizontalContentAlig</text:p>
          </table:table-cell>
          <table:table-cell table:style-name="ce34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">文字Y軸對其方式:</text:span></text:p>
            <text:p><text:span text:style-name="T2">Left (*)</text:span></text:p>
            <text:p><text:span text:style-name="T2">Right</text:span></text:p>
            <text:p><text:span text:style-name="T2">Center</text:span></text:p>
          </table:table-cell>
          <table:table-cell table:style-name="ce3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entSize</text:p>
          </table:table-cell>
          <table:table-cell table:style-name="ce34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2" office:value-type="float" office:value="11" calcext:value-type="float">
            <text:p>11</text:p>
          </table:table-cell>
        </table:table-row>
        <table:table-row table:style-name="ro14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文字粗體:</text:p>
            <text:p>Y</text:p>
            <text:p><text:span text:style-name="T2">N (*)</text:span></text:p>
          </table:table-cell>
          <table:table-cell table:style-name="ce32" office:value-type="float" office:value="12" calcext:value-type="float">
            <text:p>12</text:p>
          </table:table-cell>
        </table:table-row>
        <table:table-row table:style-name="ro18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2" office:value-type="float" office:value="13" calcext:value-type="float">
            <text:p>13</text:p>
          </table:table-cell>
        </table:table-row>
        <table:table-row table:style-name="ro20">
          <table:table-cell table:style-name="ce39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35" office:value-type="string" calcext:value-type="string">
            <text:p><text:span text:style-name="T7">相同欄位多筆分隔符號 ~ DisplayMode = Merge 才有效</text:span></text:p>
            <text:p><text:span text:style-name="T1">"," (*) </text:span></text:p>
          </table:table-cell>
          <table:table-cell table:style-name="ce32" office:value-type="float" office:value="14" calcext:value-type="float">
            <text:p>14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1">
          <table:table-cell table:style-name="ce39" office:value-type="string" calcext:value-type="string">
            <text:p>AutoWrap</text:p>
          </table:table-cell>
          <table:table-cell table:style-name="ce13"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">自動換行</text:span></text:p>
            <text:p><text:span text:style-name="T1">"Y"(*) : 換行</text:span></text:p>
            <text:p><text:span text:style-name="T1">"N"     : 資料截斷</text:span></text:p>
          </table:table-cell>
          <table:table-cell table:style-name="ce32" office:value-type="float" office:value="15" calcext:value-type="float">
            <text:p>15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6" table:number-rows-repeated="11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QrCode" table:style-name="ta1">
        <table:table-column table:style-name="co7" table:default-cell-style-name="ce32"/>
        <table:table-column table:style-name="co8" table:default-cell-style-name="ce32"/>
        <table:table-column table:style-name="co15" table:default-cell-style-name="ce32"/>
        <table:table-column table:style-name="co16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2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錯誤糾正率</text:p>
            <text:p>L（7%）</text:p>
            <text:p>M（15%）</text:p>
            <text:p>Q（25%）</text:p>
            <text:p><text:span text:style-name="T2">H（25%） (*)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arCode" table:style-name="ta1">
        <table:table-column table:style-name="co7" table:default-cell-style-name="ce32"/>
        <table:table-column table:style-name="co8" table:default-cell-style-name="ce32"/>
        <table:table-column table:style-name="co17" table:default-cell-style-name="ce32"/>
        <table:table-column table:style-name="co18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3" office:value-type="string" calcext:value-type="string">
            <text:p><text:span text:style-name="T2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2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Image" table:style-name="ta1">
        <table:table-column table:style-name="co7" table:default-cell-style-name="ce32"/>
        <table:table-column table:style-name="co8" table:default-cell-style-name="ce32"/>
        <table:table-column table:style-name="co19" table:default-cell-style-name="ce32"/>
        <table:table-column table:style-name="co20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4">
          <table:table-cell office:value-type="string" calcext:value-type="string">
            <text:p>Rotation</text:p>
          </table:table-cell>
          <table:table-cell table:style-name="ce34" office:value-type="string" calcext:value-type="string">
            <text:p>int</text:p>
          </table:table-cell>
          <table:table-cell table:style-name="ce33" office:value-type="string" calcext:value-type="string">
            <text:p>順時針旋轉角度</text:p>
            <text:p>0 (*)</text:p>
            <text:p>180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23">
          <table:table-cell table:number-columns-repeated="2"/>
          <table:table-cell table:style-name="ce33"/>
          <table:table-cell/>
        </table:table-row>
        <table:table-row table:style-name="ro1" table:number-rows-repeated="1048569">
          <table:table-cell table:number-columns-repeated="4"/>
        </table:table-row>
        <table:table-row table:style-name="ro6" table:number-rows-repeated="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Table(區塊是否需要顯示判斷)" table:style-name="ta1">
        <table:table-column table:style-name="co7" table:default-cell-style-name="ce45"/>
        <table:table-column table:style-name="co8" table:default-cell-style-name="ce45"/>
        <table:table-column table:style-name="co21" table:default-cell-style-name="ce45"/>
        <table:table-column table:style-name="co22" table:default-cell-style-name="Default"/>
        <table:table-row table:style-name="ro1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RowSpacing</text:p>
          </table:table-cell>
          <table:table-cell table:style-name="ce53" office:value-type="string" calcext:value-type="string">
            <text:p>double</text:p>
          </table:table-cell>
          <table:table-cell table:style-name="ce53" office:value-type="string" calcext:value-type="string">
            <text:p>每列間距</text:p>
          </table:table-cell>
          <table:table-cell table:style-name="ce53" office:value-type="float" office:value="10" calcext:value-type="float">
            <text:p>10</text:p>
          </table:table-cell>
        </table:table-row>
        <table:table-row table:style-name="ro22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54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4">         非陣列變數判斷條件 : 變數.length&gt;0</text:span></text:p>
            <text:p><text:span text:style-name="T17">         陣列變數判斷條件 : ArrayName.Count&gt;0</text:span></text:p>
          </table:table-cell>
          <table:table-cell table:style-name="ce32" office:value-type="float" office:value="9" calcext:value-type="float">
            <text:p>9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6" table:number-rows-repeated="5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Block(一列)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" table:number-columns-repeated="16380" table:default-cell-style-name="ce41"/>
        <table:table-row table:style-name="ro1">
          <table:table-cell table:style-name="ce45" office:value-type="string" calcext:value-type="string">
            <text:p>元件參數</text:p>
          </table:table-cell>
          <table:table-cell table:style-name="ce45" office:value-type="string" calcext:value-type="string">
            <text:p>參數型態</text:p>
          </table:table-cell>
          <table:table-cell table:style-name="ce45"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table:style-name="ce45"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5" office:value-type="string" calcext:value-type="string">
            <text:p>RootName</text:p>
          </table:table-cell>
          <table:table-cell table:style-name="ce45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7">變數根名稱:</text:span></text:p>
            <text:p><text:span text:style-name="T4">    ""                   :  根物件之下變數</text:span></text:p>
            <text:p><text:span text:style-name="T4">    "VarName" :  </text:span></text:p>
          </table:table-cell>
          <table:table-cell table:style-name="ce4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Rows(陣列~迴圈)" table:style-name="ta1">
        <table:table-column table:style-name="co23" table:default-cell-style-name="ce41"/>
        <table:table-column table:style-name="co24" table:default-cell-style-name="ce41"/>
        <table:table-column table:style-name="co27" table:default-cell-style-name="ce41"/>
        <table:table-column table:style-name="co26" table:default-cell-style-name="ce41"/>
        <table:table-column table:style-name="co2" table:number-columns-repeated="16380" table:default-cell-style-name="ce41"/>
        <table:table-row table:style-name="ro1">
          <table:table-cell table:style-name="ce45" office:value-type="string" calcext:value-type="string">
            <text:p>元件參數</text:p>
          </table:table-cell>
          <table:table-cell table:style-name="ce45" office:value-type="string" calcext:value-type="string">
            <text:p>參數型態</text:p>
          </table:table-cell>
          <table:table-cell table:style-name="ce45" office:value-type="string" calcext:value-type="string">
            <text:p>參數說明</text:p>
          </table:table-cell>
          <table:table-cell table:style-name="ce32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1">
          <table:table-cell table:style-name="ce32" office:value-type="string" calcext:value-type="string">
            <text:p>ChildElements</text:p>
          </table:table-cell>
          <table:table-cell table:style-name="ce45" office:value-type="string" calcext:value-type="string">
            <text:p>Array</text:p>
          </table:table-cell>
          <table:table-cell table:style-name="ce32" office:value-type="string" calcext:value-type="string">
            <text:p>存放所有子元件</text:p>
          </table:table-cell>
          <table:table-cell table:style-name="ce45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25">
          <table:table-cell table:style-name="ce45" office:value-type="string" calcext:value-type="string">
            <text:p>RootName</text:p>
          </table:table-cell>
          <table:table-cell table:style-name="ce45" office:value-type="string" calcext:value-type="string">
            <text:p>String</text:p>
          </table:table-cell>
          <table:table-cell table:style-name="ce55" office:value-type="string" calcext:value-type="string">
            <text:p><text:span text:style-name="T7">陣列根名稱:</text:span></text:p>
            <text:p><text:span text:style-name="T4">    ""                       :  上層根物件之下變數</text:span></text:p>
            <text:p><text:span text:style-name="T4">    "ArrayName"  :  </text:span></text:p>
          </table:table-cell>
          <table:table-cell table:style-name="ce45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5">
          <table:table-cell table:style-name="ce45" office:value-type="string" calcext:value-type="string">
            <text:p>DisplayMode</text:p>
          </table:table-cell>
          <table:table-cell table:style-name="ce45" office:value-type="string" calcext:value-type="string">
            <text:p>String</text:p>
          </table:table-cell>
          <table:table-cell table:style-name="ce35" office:value-type="string" calcext:value-type="string">
            <text:p><text:span text:style-name="T5">多筆相同欄位顯示模式</text:span></text:p>
            <text:p><text:span text:style-name="T1">"Single"       : 一筆一行</text:span></text:p>
            <text:p><text:span text:style-name="T1">"Merge" (*)  : 多筆一行</text:span></text:p>
          </table:table-cell>
          <table:table-cell table:style-name="ce45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 table:number-rows-repeated="104857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換算公式(pixel)_(mm)" table:style-name="ta1">
        <table:table-column table:style-name="co28" table:default-cell-style-name="ce56"/>
        <table:table-column table:style-name="co2" table:default-cell-style-name="ce56"/>
        <table:table-column table:style-name="co29" table:default-cell-style-name="ce56"/>
        <table:table-column table:style-name="co30" table:default-cell-style-name="ce57"/>
        <table:table-column table:style-name="co31" table:default-cell-style-name="ce59"/>
        <table:table-column table:style-name="co31" table:default-cell-style-name="ce56"/>
        <table:table-column table:style-name="co2" table:default-cell-style-name="ce56"/>
        <table:table-column table:style-name="co32" table:default-cell-style-name="ce56"/>
        <table:table-column table:style-name="co33" table:default-cell-style-name="ce56"/>
        <table:table-column table:style-name="co2" table:number-columns-repeated="16375" table:default-cell-style-name="ce56"/>
        <table:table-row table:style-name="ro18"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18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18">像素</text:span><text:span text:style-name="T19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58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58" office:value-type="string" calcext:value-type="string">
            <text:p>最小單位測試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3]/[.B3])*25.4"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4]/[.B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5]/[.B5])*25.4" office:value-type="float" office:value="0" calcext:value-type="float">
            <text:p>0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18">
          <table:table-cell/>
          <table:table-cell office:value-type="float" office:value="203" calcext:value-type="float">
            <text:p>203</text:p>
          </table:table-cell>
          <table:table-cell table:formula="of:=([.A6]/[.B6])*25.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7]/[.B7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00/00/00</text:date>, <text:time style:data-style-name="N2" text:time-value="16:02:59.35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6-25T17:11:57.369000000</dc:date>
    <meta:editing-duration>P6DT11H33M13S</meta:editing-duration>
    <meta:editing-cycles>454</meta:editing-cycles>
    <meta:generator>LibreOffice/24.2.3.2$Windows_x86 LibreOffice_project/433d9c2ded56988e8a90e6b2e771ee4e6a5ab2ba</meta:generator>
    <meta:document-statistic meta:table-count="11" meta:cell-count="463" meta:object-count="0"/>
  </office:meta>
</office:document-meta>
</file>